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6" style:family="table">
      <style:table-properties style:width="17.403cm" fo:margin-left="-0.208cm" table:align="left" style:writing-mode="lr-tb"/>
    </style:style>
    <style:style style:name="Table6.A" style:family="table-column">
      <style:table-column-properties style:column-width="2.942cm"/>
    </style:style>
    <style:style style:name="Table6.B" style:family="table-column">
      <style:table-column-properties style:column-width="14.4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3" style:family="table-row">
      <style:table-row-properties style:min-row-height="0.684cm" fo:keep-together="auto"/>
    </style:style>
    <style:style style:name="Table6.4" style:family="table-row">
      <style:table-row-properties style:min-row-height="0.656cm" fo:keep-together="auto"/>
    </style:style>
    <style:style style:name="Table6.5" style:family="table-row">
      <style:table-row-properties style:min-row-height="1.748cm" fo:keep-together="auto"/>
    </style:style>
    <style:style style:name="Table6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.7" style:family="table-row">
      <style:table-row-properties style:min-row-height="1.374cm" fo:keep-together="auto"/>
    </style:style>
    <style:style style:name="Table6.8" style:family="table-row">
      <style:table-row-properties style:min-row-height="1.027cm" fo:keep-together="auto"/>
    </style:style>
    <style:style style:name="P1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officeooo:paragraph-rsid="011746b1"/>
    </style:style>
    <style:style style:name="P2" style:family="paragraph" style:parent-style-name="Standard">
      <style:paragraph-properties fo:margin-top="0cm" fo:margin-bottom="0.101cm" loext:contextual-spacing="false" fo:line-height="100%" fo:text-align="center" style:justify-single-word="false"/>
      <style:text-properties style:use-window-font-color="true" style:font-name="Arial1" fo:font-weight="bold" officeooo:rsid="011746b1" officeooo:paragraph-rsid="011746b1" fo:background-color="transparent" style:font-weight-asian="bold" style:font-weight-complex="bold"/>
    </style:style>
    <style:style style:name="P3" style:family="paragraph" style:parent-style-name="Footer">
      <style:paragraph-properties fo:text-align="center" style:justify-single-word="false"/>
      <style:text-properties officeooo:rsid="011944b9" officeooo:paragraph-rsid="011944b9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officeooo:rsid="0010e388" officeooo:paragraph-rsid="0010e388" fo:background-color="transparent"/>
    </style:style>
    <style:style style:name="P5" style:family="paragraph" style:parent-style-name="Standard">
      <style:text-properties style:use-window-font-color="true" style:font-name="Arial1" officeooo:rsid="00d886f8" officeooo:paragraph-rsid="00d886f8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officeooo:rsid="00d886f8" officeooo:paragraph-rsid="00d886f8" fo:background-color="transparent"/>
    </style:style>
    <style:style style:name="P7" style:family="paragraph" style:parent-style-name="Standard">
      <style:text-properties style:use-window-font-color="true" style:font-name="Arial1" fo:font-size="10pt" officeooo:rsid="0010e388" officeooo:paragraph-rsid="005d0778" fo:background-color="transparent" style:font-size-asian="10pt" style:font-size-complex="10pt"/>
    </style:style>
    <style:style style:name="P8" style:family="paragraph" style:parent-style-name="Standard">
      <style:text-properties style:use-window-font-color="true" style:font-name="Arial1" fo:font-size="10pt" officeooo:rsid="0010e388" officeooo:paragraph-rsid="0025792a" fo:background-color="transparent" style:font-size-asian="10pt" style:font-size-complex="10pt"/>
    </style:style>
    <style:style style:name="P9" style:family="paragraph" style:parent-style-name="Standard">
      <style:text-properties style:use-window-font-color="true" style:font-name="Arial1" fo:font-size="10pt" officeooo:rsid="0010e388" officeooo:paragraph-rsid="00cf2249" fo:background-color="transparent" style:font-size-asian="10pt" style:font-size-complex="10pt"/>
    </style:style>
    <style:style style:name="P10" style:family="paragraph" style:parent-style-name="Standard">
      <style:text-properties style:use-window-font-color="true" style:font-name="Arial1" fo:font-size="10pt" officeooo:paragraph-rsid="0025792a" fo:background-color="transparen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officeooo:rsid="0027ea26" officeooo:paragraph-rsid="0027ea26" fo:background-color="transparent" style:font-name-asian="Calibri" style:font-size-asian="10pt" style:font-weight-asian="bold" style:font-name-complex="Courier New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officeooo:rsid="0028d3ee" officeooo:paragraph-rsid="0028d3ee" fo:background-color="transparent" style:font-name-asian="Calibri" style:font-size-asian="10pt" style:font-weight-asian="bold" style:font-name-complex="Courier New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officeooo:rsid="001d144e" officeooo:paragraph-rsid="001d144e" fo:background-color="transparent" style:font-name-asian="Calibri" style:font-size-asian="10pt" style:font-weight-asian="bold" style:font-name-complex="Courier New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officeooo:rsid="00593e13" officeooo:paragraph-rsid="00593e13" fo:background-color="transparent" style:font-name-asian="Calibri" style:font-size-asian="10pt" style:font-weight-asian="bold" style:font-name-complex="Courier New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officeooo:rsid="00137d55" officeooo:paragraph-rsid="0017b169" fo:background-color="transparent" style:font-name-asian="Calibri" style:font-size-asian="10pt" style:font-weight-asian="bold" style:font-name-complex="Courier New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officeooo:rsid="0017b169" officeooo:paragraph-rsid="0017b169" fo:background-color="transparent" style:font-name-asian="Calibri" style:font-size-asian="10pt" style:font-weight-asian="bold" style:font-name-complex="Courier New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officeooo:rsid="00a42840" officeooo:paragraph-rsid="00a42840" fo:background-color="transparent" style:font-name-asian="Calibri" style:font-size-asian="10pt" style:font-weight-asian="bold" style:font-name-complex="Courier New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0593e13" officeooo:paragraph-rsid="00593e13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0a8a475" officeooo:paragraph-rsid="00a8a475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20" style:family="paragraph" style:parent-style-name="Standard">
      <style:text-properties style:use-window-font-color="true" style:font-name="Arial1" fo:font-size="10pt" fo:font-weight="normal" officeooo:paragraph-rsid="001186d0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0a44e95" officeooo:paragraph-rsid="00a44e95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0137d55" officeooo:paragraph-rsid="00968b10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1456f77" officeooo:paragraph-rsid="01456f77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2716151" officeooo:paragraph-rsid="0020705c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017dc74" officeooo:paragraph-rsid="01456f77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273d200" officeooo:paragraph-rsid="0020705c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139475e" officeooo:paragraph-rsid="01396ecb" fo:background-color="#ffffff" style:font-name-asian="Calibri" style:font-size-asian="10pt" style:font-weight-asian="normal" style:font-name-complex="Courier New" style:font-size-complex="10pt" style:font-weight-complex="normal"/>
    </style:style>
    <style:style style:name="P28" style:family="paragraph" style:parent-style-name="Standard">
      <style:text-properties style:use-window-font-color="true" officeooo:rsid="0010e388" officeooo:paragraph-rsid="0010e388" fo:background-color="transparent"/>
    </style:style>
    <style:style style:name="P29" style:family="paragraph" style:parent-style-name="Standard">
      <style:text-properties style:use-window-font-color="true" officeooo:rsid="0010e388" officeooo:paragraph-rsid="001186d0" fo:background-color="transparent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Arial1" fo:font-size="10pt" fo:font-weight="normal" officeooo:rsid="02716151" officeooo:paragraph-rsid="00a44e95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31" style:family="paragraph" style:parent-style-name="Standard">
      <style:paragraph-properties fo:line-height="150%" fo:text-align="center" style:justify-single-word="false" style:writing-mode="lr-tb"/>
      <style:text-properties style:use-window-font-color="true" style:font-name="Arial1" officeooo:rsid="00d886f8" officeooo:paragraph-rsid="0099bbd7" fo:background-color="transparent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writing-mode="lr-tb"/>
      <style:text-properties style:use-window-font-color="true" style:font-name="Arial1" officeooo:rsid="0010e388" officeooo:paragraph-rsid="0010e388" fo:background-color="transparent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writing-mode="lr-tb"/>
      <style:text-properties style:use-window-font-color="true" style:font-name="Arial1" officeooo:rsid="0010e388" officeooo:paragraph-rsid="0122b37c" fo:background-color="transparent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writing-mode="lr-tb"/>
      <style:text-properties style:use-window-font-color="true" style:font-name="Arial1" officeooo:rsid="0010e388" officeooo:paragraph-rsid="0147dee8" fo:background-color="transparent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style:writing-mode="lr-tb"/>
      <style:text-properties style:use-window-font-color="true" style:font-name="Arial1" officeooo:rsid="0010e388" officeooo:paragraph-rsid="0122b37c" fo:background-color="transparent"/>
    </style:style>
    <style:style style:name="T1" style:family="text">
      <style:text-properties style:use-window-font-color="true" style:font-name="Arial1" fo:font-weight="bold" officeooo:rsid="004e9dd6" fo:background-color="transparent" loext:char-shading-value="0" style:font-weight-asian="bold" style:font-weight-complex="bold"/>
    </style:style>
    <style:style style:name="T2" style:family="text">
      <style:text-properties style:use-window-font-color="true" style:font-name="Arial1" fo:font-weight="bold" officeooo:rsid="01497f4d" fo:background-color="transparent" loext:char-shading-value="0" style:font-weight-asian="bold" style:font-weight-complex="bold"/>
    </style:style>
    <style:style style:name="T3" style:family="text">
      <style:text-properties style:use-window-font-color="true" style:font-name="Arial1" fo:font-weight="bold" officeooo:rsid="01470bd4" fo:background-color="transparent" loext:char-shading-value="0" style:font-weight-asian="bold" style:font-weight-complex="bold"/>
    </style:style>
    <style:style style:name="T4" style:family="text">
      <style:text-properties officeooo:rsid="013255ce" fo:background-color="#ffffff" loext:char-shading-value="0"/>
    </style:style>
    <style:style style:name="T5" style:family="text">
      <style:text-properties officeooo:rsid="0017b169"/>
    </style:style>
    <style:style style:name="T6" style:family="text">
      <style:text-properties officeooo:rsid="001e90c6"/>
    </style:style>
    <style:style style:name="T7" style:family="text">
      <style:text-properties officeooo:rsid="02716151" style:font-name-asian="Calibri" style:font-name-complex="Courier New"/>
    </style:style>
    <style:style style:name="T8" style:family="text">
      <style:text-properties fo:font-variant="normal" fo:text-transform="none" fo:font-size="12pt" fo:letter-spacing="normal" fo:font-style="normal" fo:font-weight="normal"/>
    </style:style>
    <style:style style:name="T9" style:family="text">
      <style:text-properties fo:font-variant="normal" fo:text-transform="none" fo:font-size="12pt" fo:letter-spacing="normal" fo:font-style="normal" fo:font-weight="normal" officeooo:rsid="004e9dd6"/>
    </style:style>
    <style:style style:name="T10" style:family="text">
      <style:text-properties fo:font-variant="normal" fo:text-transform="none" fo:font-size="12pt" fo:letter-spacing="normal" fo:font-style="normal" fo:font-weight="normal" fo:background-color="#ffffff" loext:char-shading-value="0"/>
    </style:style>
    <style:style style:name="T11" style:family="text">
      <style:text-properties fo:font-variant="normal" fo:text-transform="none" fo:font-size="12pt" fo:letter-spacing="normal" fo:font-style="normal" fo:font-weight="normal" officeooo:rsid="012b76a6" fo:background-color="#ffffff" loext:char-shading-value="0"/>
    </style:style>
    <style:style style:name="T12" style:family="text">
      <style:text-properties fo:font-variant="normal" fo:text-transform="none" fo:font-size="12pt" fo:letter-spacing="normal" fo:font-style="normal" fo:font-weight="normal" officeooo:rsid="01374e7c" fo:background-color="#ffffff" loext:char-shading-value="0"/>
    </style:style>
    <style:style style:name="T13" style:family="text">
      <style:text-properties fo:font-variant="normal" fo:text-transform="none" fo:font-size="12pt" fo:letter-spacing="normal" fo:font-style="normal" fo:font-weight="normal" officeooo:rsid="0139475e" fo:background-color="#ffffff" loext:char-shading-value="0"/>
    </style:style>
    <style:style style:name="T14" style:family="text">
      <style:text-properties fo:font-variant="normal" fo:text-transform="none" style:font-name="Arial" fo:font-size="10pt" fo:letter-spacing="normal" fo:font-style="normal" fo:font-weight="normal" officeooo:rsid="029eb09b" style:font-size-asian="10pt" style:font-size-complex="10pt"/>
    </style:style>
    <style:style style:name="T15" style:family="text">
      <style:text-properties fo:font-variant="normal" fo:text-transform="none" style:font-name="Arial" fo:font-size="12pt" fo:letter-spacing="normal" fo:font-style="normal" fo:font-weight="normal" officeooo:rsid="029eb09b" style:font-size-asian="12pt" style:font-size-complex="12pt"/>
    </style:style>
    <style:style style:name="T16" style:family="text">
      <style:text-properties fo:font-variant="normal" fo:text-transform="none" style:font-name="Arial" fo:font-size="12pt" fo:letter-spacing="normal" fo:font-style="normal" fo:font-weight="normal" officeooo:rsid="047a198a" style:font-size-asian="12pt" style:font-size-complex="12pt"/>
    </style:style>
    <style:style style:name="T17" style:family="text">
      <style:text-properties fo:font-variant="normal" fo:text-transform="none" style:font-name="Arial" fo:font-size="12pt" fo:letter-spacing="normal" fo:font-style="normal" fo:font-weight="normal" officeooo:rsid="02a52477" style:font-size-asian="12pt" style:font-size-complex="12pt"/>
    </style:style>
    <style:style style:name="T18" style:family="text">
      <style:text-properties fo:font-variant="normal" fo:text-transform="none" style:font-name="Arial" fo:font-size="12pt" fo:letter-spacing="normal" fo:font-style="normal" fo:font-weight="normal" officeooo:rsid="0123f794" style:font-size-asian="12pt" style:font-size-complex="12pt"/>
    </style:style>
    <style:style style:name="T19" style:family="text">
      <style:text-properties fo:font-variant="normal" fo:text-transform="none" fo:color="#ce181e" fo:font-size="12pt" fo:letter-spacing="normal" fo:font-style="normal" fo:font-weight="normal" fo:background-color="#fff200" loext:char-shading-value="0"/>
    </style:style>
    <style:style style:name="T20" style:family="text">
      <style:text-properties fo:font-variant="normal" fo:text-transform="none" fo:color="#ce181e" style:font-name="Arial" fo:font-size="10pt" fo:letter-spacing="normal" fo:font-style="normal" fo:font-weight="normal" officeooo:rsid="07dcee26" fo:background-color="#fff200" loext:char-shading-value="0" style:font-size-asian="10pt" style:font-size-complex="10pt"/>
    </style:style>
    <style:style style:name="T21" style:family="text">
      <style:text-properties fo:font-variant="normal" fo:text-transform="none" fo:color="#ce181e" style:font-name="Arial" fo:font-size="10pt" fo:letter-spacing="normal" fo:font-style="normal" fo:font-weight="normal" officeooo:rsid="048e6460" fo:background-color="#fff200" loext:char-shading-value="0" style:font-size-asian="10pt" style:font-size-complex="10pt"/>
    </style:style>
    <style:style style:name="T22" style:family="text">
      <style:text-properties officeooo:rsid="00570be7"/>
    </style:style>
    <style:style style:name="T23" style:family="text">
      <style:text-properties officeooo:rsid="009c1e12"/>
    </style:style>
    <style:style style:name="T24" style:family="text">
      <style:text-properties officeooo:rsid="00a7dba7"/>
    </style:style>
    <style:style style:name="T25" style:family="text">
      <style:text-properties officeooo:rsid="00ad1a83"/>
    </style:style>
    <style:style style:name="T26" style:family="text">
      <style:text-properties officeooo:rsid="00dc92a9"/>
    </style:style>
    <style:style style:name="T27" style:family="text">
      <style:text-properties fo:color="#ce181e" fo:background-color="#fff200" loext:char-shading-value="0"/>
    </style:style>
    <style:style style:name="T28" style:family="text">
      <style:text-properties officeooo:rsid="01456f77"/>
    </style:style>
    <style:style style:name="T29" style:family="text">
      <style:text-properties style:text-underline-style="solid" style:text-underline-width="auto" style:text-underline-color="font-color" officeooo:rsid="02716151" style:font-name-asian="Calibri" style:font-name-complex="Courier New"/>
    </style:style>
    <style:style style:name="T30" style:family="text">
      <style:text-properties style:text-underline-style="solid" style:text-underline-width="auto" style:text-underline-color="font-color" officeooo:rsid="0146127c" style:font-name-asian="Calibri" style:font-name-complex="Courier New"/>
    </style:style>
    <style:style style:name="T31" style:family="text">
      <style:text-properties officeooo:rsid="014579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5">1. Considerações Gerais</text:p>
      <text:p text:style-name="P4"/>
      <text:p text:style-name="P35">O presente <text:span text:style-name="T23">instrumento </text:span>visa estabelecer os requisitos mínimos de qualidade, a serem cumpridos pela empresa Contratada, para consecução dos objetivos da contratação.</text:p>
      <text:p text:style-name="P33"><text:span text:style-name="Strong_20_Emphasis"><text:span text:style-name="T14"/></text:span></text:p>
      <text:p text:style-name="P33"><text:span text:style-name="Strong_20_Emphasis"><text:span text:style-name="T15">Em caso de não </text:span></text:span><text:span text:style-name="Strong_20_Emphasis"><text:span text:style-name="T16">cumprimento das metas </text:span></text:span><text:span text:style-name="Strong_20_Emphasis"><text:span text:style-name="T18">associadas aos indicadores</text:span></text:span><text:span text:style-name="Strong_20_Emphasis"><text:span text:style-name="T15">, haverá repercussão </text:span></text:span><text:span text:style-name="Strong_20_Emphasis"><text:span text:style-name="T17">(glosas)</text:span></text:span><text:span text:style-name="Strong_20_Emphasis"><text:span text:style-name="T15"> na prestação pecuniária.</text:span></text:span></text:p>
      <text:p text:style-name="P32"/>
      <text:p text:style-name="P34"><text:span text:style-name="T8">A aplicação reiterada de glosas associadas a um mesmo indicador, por três meses consecutivos ou cinco meses intervalados, ao longo de um ano, sujeitará a Contratada às sanções previstas no </text:span><text:span text:style-name="T19">item </text:span><text:span text:style-name="T20">20</text:span><text:span text:style-name="T21">.1.2.3</text:span><text:span text:style-name="T11"> (</text:span><text:span text:style-name="T13">multa de </text:span><text:span text:style-name="T11">até 15% </text:span><text:span text:style-name="T12">do valor mensal</text:span><text:span text:style-name="T11">)</text:span><text:span text:style-name="T10"> </text:span><text:span text:style-name="T9">do Termo de Referência </text:span><text:span text:style-name="T8">ou, até mesmo, a rescisão contratual.</text:span> </text:p>
      <text:p text:style-name="P4"/>
      <text:p text:style-name="P6">1.1 <text:span text:style-name="T26">Indicadores de Desempenho</text:span></text:p>
      <text:p text:style-name="P2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7">ÍNDICE DE EFICÁCIA E EFICIÊNCIA NA DIGITALIZAÇÃO DAS PASTAS FUNCIONAIS <text:span text:style-name="T28">(IEEDPF)</text:span>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1">O que mede</text:p>
          </table:table-cell>
          <table:table-cell table:style-name="Table6.A1" office:value-type="string">
            <text:p text:style-name="P20"><text:span text:style-name="T28">A</text:span> qualidade dos serviços (Padrão AFD) em sua totalidade de forma a garantir um baixo retrabalho da organização com a devida redução das atividades dos fiscais.</text:p>
            <text:p text:style-name="P20"/>
            <text:p text:style-name="P20">A qualidade será auferida sobre as páginas digitalizadas das pastas que compõem o romaneio, considerando o cumprimento das especificações dos <text:span text:style-name="T31">serviços constantes</text:span> <text:span text:style-name="T31">deste TR</text:span><text:span text:style-name="T27">.</text:span></text:p>
          </table:table-cell>
        </table:table-row>
        <table:table-row table:style-name="Table6.3">
          <table:table-cell table:style-name="Table6.A2" office:value-type="string">
            <text:p text:style-name="P12">Quem me<text:span text:style-name="T22">de</text:span></text:p>
          </table:table-cell>
          <table:table-cell table:style-name="Table6.A1" office:value-type="string">
            <text:p text:style-name="P21"><text:span text:style-name="T25">O </text:span>Contratante.</text:p>
          </table:table-cell>
        </table:table-row>
        <table:table-row table:style-name="Table6.4">
          <table:table-cell table:style-name="Table6.A2" office:value-type="string">
            <text:p text:style-name="P12">Quando medir</text:p>
          </table:table-cell>
          <table:table-cell table:style-name="Table6.A1" office:value-type="string">
            <text:p text:style-name="P23">Mensalmente</text:p>
          </table:table-cell>
        </table:table-row>
        <table:table-row table:style-name="Table6.5">
          <table:table-cell table:style-name="Table6.A2" office:value-type="string">
            <text:p text:style-name="P12">Como medir</text:p>
          </table:table-cell>
          <table:table-cell table:style-name="Table6.A1" office:value-type="string">
            <text:p text:style-name="P24">De todos os romaneios aceitos, será apurado a quantidade de páginas recebidas menos a quantidade de páginas rejeitadas pelo processo de fiscalização, e este valor então será</text:p>
            <text:p text:style-name="P24">dividido pela quantidade de páginas recebidas em caráter definitivo e dentro do mês de faturamento (índice de acerto).</text:p>
            <text:p text:style-name="P24"/>
            <text:p text:style-name="P26"><text:span text:style-name="T7">Índice de Acerto = </text:span><text:span text:style-name="T29">Total páginas recebidas - Quantidade páginas rejeitada</text:span><text:span text:style-name="T30">s</text:span><text:span text:style-name="T29"> x 100</text:span></text:p>
            <text:p text:style-name="P30"><text:s text:c="64"/>Total de páginas recebidas</text:p>
            <text:p text:style-name="P30"/>
          </table:table-cell>
        </table:table-row>
        <table:table-row table:style-name="Table6.1">
          <table:table-cell table:style-name="Table6.A6" office:value-type="string">
            <text:p text:style-name="P13">Meta</text:p>
          </table:table-cell>
          <table:table-cell table:style-name="Table6.B6" office:value-type="string">
            <text:p text:style-name="P25">Mínimo de 98% de índice de acerto de páginas entregues no conjunto de romaneios faturados mensalmente.</text:p>
          </table:table-cell>
        </table:table-row>
        <table:table-row table:style-name="Table6.7">
          <table:table-cell table:style-name="Table6.A6" office:value-type="string">
            <text:p text:style-name="P14">Polaridade</text:p>
          </table:table-cell>
          <table:table-cell table:style-name="Table6.B6" office:value-type="string">
            <text:p text:style-name="P18">Quanto <text:span text:style-name="T24">maior</text:span>, melhor.</text:p>
          </table:table-cell>
        </table:table-row>
        <table:table-row table:style-name="Table6.8">
          <table:table-cell table:style-name="Table6.A6" office:value-type="string">
            <text:p text:style-name="P15">Sanções</text:p>
          </table:table-cell>
          <table:table-cell table:style-name="Table6.B6" office:value-type="string">
            <text:p text:style-name="P22"><text:span text:style-name="T5">Glosa de 2 </text:span>% <text:span text:style-name="T6">sobre o</text:span> valor <text:span text:style-name="T24">do pagamento mensal devido.</text:span></text:p>
          </table:table-cell>
        </table:table-row>
        <table:table-row table:style-name="Table6.1">
          <table:table-cell table:style-name="Table6.A6" office:value-type="string">
            <text:p text:style-name="P16">Observações</text:p>
          </table:table-cell>
          <table:table-cell table:style-name="Table6.B6" office:value-type="string">
            <text:p text:style-name="P19">A fiscalização se dará desde o início das atividades da empresa contratada.</text:p>
            <text:p text:style-name="P19"/>
            <text:p text:style-name="P19">A aplicação dos ajustes para pagamento, será aplicado no segundo mês de fiscalização em diante, considerando o índice de acerto de acordo com os seguintes percentuais:</text:p>
            <text:p text:style-name="P19"><text:span text:style-name="T31">1) </text:span>Igual ou superior a 98% de acerto = 100% do valor da quantidade de páginas digitalizadas e aceitas;</text:p>
            <text:p text:style-name="P19"><text:span text:style-name="T31">2) </text:span>Abaixo de 98% até 95% = 95% do valor da quantidade de páginas digitalizadas e aceitas;</text:p>
            <text:p text:style-name="P19"><text:span text:style-name="T31">3) </text:span>Abaixo de 95 % de acertos = 90% do valor da quantidade de páginas digitalizadas e entregues.</text:p>
            <text:p text:style-name="P19"><text:soft-page-break/></text:p>
            <text:p text:style-name="P19">O valor da quantidade de páginas digitalizadas e entregues será aquele contido em contrato</text:p>
            <text:p text:style-name="P27"/>
            <text:p text:style-name="P27"/>
          </table:table-cell>
        </table:table-row>
      </table:table>
      <text:p text:style-name="P29"/>
      <text:p text:style-name="P8"/>
      <text:p text:style-name="P7"/>
      <text:p text:style-name="P8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officeooo:paragraph-rsid="011746b1"/>
    </style:style>
    <style:style style:name="MP2" style:family="paragraph" style:parent-style-name="Standard">
      <style:paragraph-properties fo:margin-top="0cm" fo:margin-bottom="0.101cm" loext:contextual-spacing="false" fo:line-height="100%" fo:text-align="center" style:justify-single-word="false"/>
      <style:text-properties style:use-window-font-color="true" style:font-name="Arial1" fo:font-weight="bold" officeooo:rsid="011746b1" officeooo:paragraph-rsid="011746b1" fo:background-color="transparent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11944b9" officeooo:paragraph-rsid="011944b9"/>
    </style:style>
    <style:style style:name="MT1" style:family="text">
      <style:text-properties style:use-window-font-color="true" style:font-name="Arial1" fo:font-weight="bold" officeooo:rsid="004e9dd6" fo:background-color="transparent" loext:char-shading-value="0" style:font-weight-asian="bold" style:font-weight-complex="bold"/>
    </style:style>
    <style:style style:name="MT2" style:family="text">
      <style:text-properties style:use-window-font-color="true" style:font-name="Arial1" fo:font-weight="bold" officeooo:rsid="01470bd4" fo:background-color="transparent" loext:char-shading-value="0" style:font-weight-asian="bold" style:font-weight-complex="bold"/>
    </style:style>
    <style:style style:name="MT3" style:family="text">
      <style:text-properties officeooo:rsid="013255ce" fo:background-color="#ffff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NEXO </text:span><text:span text:style-name="MT2">V</text:span></text:p>
        <text:p text:style-name="MP2">Instrumento de Medição de Resultados - <text:span text:style-name="MT3">IMR</text:span></text:p>
      </style:header>
      <style:footer>
        <text:p text:style-name="MP3">Pg.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dro </meta:initial-creator>
    <meta:creation-date>2017-09-06T09:01:01.107672604</meta:creation-date>
    <dc:date>2019-08-19T16:20:29.743000000</dc:date>
    <meta:editing-duration>PT20H22S</meta:editing-duration>
    <meta:editing-cycles>268</meta:editing-cycles>
    <meta:generator>LibreOffice/6.0.6.2$Windows_X86_64 LibreOffice_project/0c292870b25a325b5ed35f6b45599d2ea4458e77</meta:generator>
    <meta:document-statistic meta:table-count="1" meta:image-count="0" meta:object-count="0" meta:page-count="2" meta:paragraph-count="34" meta:word-count="380" meta:character-count="2449" meta:non-whitespace-character-count="2038"/>
  </office:meta>
</office:document-meta>
</file>